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ebooks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" office:value-type="float" office:value="78">
            <text:p>78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add/delete books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generation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ests with some user devices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50">
            <text:p>150</text:p>
          </table:table-cell>
          <table:table-cell table:style-name="ce10" table:number-columns-repeated="2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.07.2014</text:date>, <text:time>13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9M2S</meta:editing-duration>
    <meta:editing-cycles>18</meta:editing-cycles>
    <meta:generator>OpenOffice/4.1.0$Win32 OpenOffice.org_project/410m18$Build-9764</meta:generator>
    <dc:date>2014-07-03T13:50:38.06</dc:date>
    <dc:creator>F S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